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color="#FF0000" fo:font-size="18pt" style:font-size-asian="18pt" style:font-size-complex="18pt"/>
    </style:style>
    <style:style style:name="P3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4" style:parent-style-name="ListParagraph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5" style:parent-style-name="ListParagraph" style:family="paragraph">
      <style:text-properties fo:font-size="14pt" style:font-size-asian="14pt" style:font-size-complex="14pt"/>
    </style:style>
    <style:style style:name="P6" style:parent-style-name="ListParagraph" style:family="paragraph">
      <style:text-properties fo:font-size="14pt" style:font-size-asian="14pt" style:font-size-complex="14pt"/>
    </style:style>
    <style:style style:name="P7" style:parent-style-name="ListParagraph" style:family="paragraph">
      <style:text-properties fo:font-size="14pt" style:font-size-asian="14pt" style:font-size-complex="14pt"/>
    </style:style>
    <style:style style:name="P8" style:parent-style-name="ListParagraph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0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2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1" style:parent-style-name="Normal" style:family="paragraph">
      <style:paragraph-properties fo:margin-left="0.5in">
        <style:tab-stops/>
      </style:paragraph-properties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25" style:parent-style-name="ListParagraph" style:list-style-name="LFO1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2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Refund Policy</text:p>
      <text:p text:style-name="P2"/>
      <text:list text:style-name="LFO1" text:continue-numbering="true">
        <text:list-item>
          <text:p text:style-name="P3">Refund Eligibility</text:p>
        </text:list-item>
      </text:list>
      <text:p text:style-name="P4"/>
      <text:p text:style-name="P5">1.1. Buyers have the right to cancel a transaction and request a refund within<text:s/>7 days<text:s/>after the<text:s/>purchase.</text:p>
      <text:p text:style-name="P6">1.2. If buyer returns an item,<text:s/>the seller<text:s/>must<text:s/>accept<text:s/>the<text:s/>return. It should be<text:s/>returned in the same condition as received.<text:s/></text:p>
      <text:p text:style-name="P7">1.3. If the item returned is damaged, or missing<text:s/>a<text:s/>part, the seller might deduct from the refund to cover the loss in the item's value.</text:p>
      <text:p text:style-name="P8">1.4. Must be done based on<text:s/>terms outlined in this policy and the specific terms agreed upon between buyers and sellers.</text:p>
      <text:p text:style-name="P9"/>
      <text:list text:style-name="LFO1" text:continue-numbering="true">
        <text:list-item>
          <text:p text:style-name="P10">Advance Returns rules</text:p>
        </text:list-item>
      </text:list>
      <text:p text:style-name="P11">2.1. Mention you are returning the item along with<text:s/>the<text:s/>specific reason(s) for the return</text:p>
      <text:p text:style-name="P12">2.2. When you sell on UniMarket, you need to state whether you accept returns or not, and if so, under what conditions, except choosing a time-period by which to return said purchased product. For example, you might include information on who pays for return postage, or that you're willing to accept returns for a specific<text:s/>period<text:s/>after a sale.</text:p>
      <text:p text:style-name="P13">Our Refund Policy has a specified time-period within which the refund and return of a product should be<text:s/>achieved; given on 1.1.</text:p>
      <text:p text:style-name="P14"/>
      <text:list text:style-name="LFO1" text:continue-numbering="true">
        <text:list-item>
          <text:p text:style-name="P15">Seller's Responsibilities</text:p>
        </text:list-item>
      </text:list>
      <text:p text:style-name="P16">3.1. Sellers are responsible for accurately describing the items listed for sale and fulfilling their obligations to buyers.</text:p>
      <text:p text:style-name="P17">3.2. If a buyer requests a refund due to issues with the item received, sellers should work with the buyer to resolve the issue promptly and fairly.<text:s/></text:p>
      <text:p text:style-name="P18"/>
      <text:list text:style-name="LFO1" text:continue-numbering="true">
        <text:list-item>
          <text:p text:style-name="P19">Dispute Resolution</text:p>
        </text:list-item>
      </text:list>
      <text:p text:style-name="P20"><text:bookmark-start text:name="_Hlk162815042"/>4.1. In the event of a<text:s/>dispute between a buyer and seller regarding a refund, we encourage both parties to communicate and attempt to reach a resolution amicably.</text:p>
      <text:p text:style-name="P21"><text:span text:style-name="T22">4.2. If a resolution cannot be reached, either party may contact us for assistance. We will help provide mediation or arbitration services to facilitate a resolution.</text:span></text:p>
      <text:p text:style-name="P23"><text:bookmark-end text:name="_Hlk162815042"/></text:p>
      <text:list text:style-name="LFO1" text:continue-numbering="true">
        <text:list-item>
          <text:p text:style-name="P24">Changes to this Refund Policy</text:p>
          <text:list text:continue-numbering="true">
            <text:list-item>
              <text:p text:style-name="P25">We reserve the right to update or modify this Refund Policy at any time.<text:s/></text:p>
            </text:list-item>
          </text:list>
        </text:list-item>
      </text:list>
      <text:p text:style-name="P26"/>
      <text:list text:style-name="LFO1" text:continue-numbering="true">
        <text:list-item>
          <text:p text:style-name="P27">Contact Us</text:p>
        </text:list-item>
      </text:list>
      <text:p text:style-name="P28">6.1. If you have any questions or concerns about this<text:s/>Refund<text:s/>Policy or our privacy practices, please contact us.</text:p>
      <text:p text:style-name="P2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5%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mima George</meta:initial-creator>
    <dc:creator>Hrithik Chandra</dc:creator>
    <meta:creation-date>2024-04-01T12:12:00Z</meta:creation-date>
    <dc:date>2024-04-08T22:16:00Z</dc:date>
    <meta:template xlink:href="Normal.dotm" xlink:type="simple"/>
    <meta:editing-cycles>4</meta:editing-cycles>
    <meta:editing-duration>PT1800S</meta:editing-duration>
    <meta:document-statistic meta:page-count="2" meta:paragraph-count="3" meta:word-count="297" meta:character-count="1987" meta:row-count="14" meta:non-whitespace-character-count="1693"/>
  </office:meta>
</office:document-meta>
</file>